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7.37cm" fo:min-width="7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gure 1</text:p>
          </draw:text-box>
        </draw:frame>
        <draw:custom-shape draw:style-name="gr1" draw:text-style-name="P1" draw:layer="layout" svg:width="8.128cm" svg:height="7.62cm" svg:x="4.064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1.673cm" svg:x="4.826cm" svg:y="5.588cm">
          <draw:text-box>
            <text:p>Picture of tone-puff Teensy</text:p>
          </draw:text-box>
        </draw:frame>
        <draw:custom-shape draw:style-name="gr1" draw:text-style-name="P1" draw:layer="layout" svg:width="8.128cm" svg:height="7.62cm" svg:x="15.494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1.673cm" svg:x="4.826cm" svg:y="5.588cm">
          <draw:text-box>
            <text:p>Picture of tone-puff Teensy</text:p>
          </draw:text-box>
        </draw:frame>
        <draw:frame draw:style-name="gr2" draw:text-style-name="P2" draw:layer="layout" svg:width="6.35cm" svg:height="1.673cm" svg:x="16.51cm" svg:y="5.588cm">
          <draw:text-box>
            <text:p>Diagram of tone-puff Teensy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</text:p>
          </draw:text-box>
        </draw:frame>
        <draw:custom-shape draw:style-name="gr1" draw:text-style-name="P1" draw:layer="layout" svg:width="8.128cm" svg:height="7.62cm" svg:x="4.064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0.962cm" svg:x="4.826cm" svg:y="5.588cm">
          <draw:text-box>
            <text:p>ROI map</text:p>
          </draw:text-box>
        </draw:frame>
        <draw:custom-shape draw:style-name="gr1" draw:text-style-name="P1" draw:layer="layout" svg:width="8.128cm" svg:height="7.62cm" svg:x="15.494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2.384cm" svg:x="16.51cm" svg:y="5.588cm">
          <draw:text-box>
            <text:p>Diagram of false-color image with tone-puff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custom-shape draw:style-name="gr1" draw:text-style-name="P1" draw:layer="layout" svg:width="8.128cm" svg:height="7.62cm" svg:x="4.064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1.673cm" svg:x="4.826cm" svg:y="5.588cm">
          <draw:text-box>
            <text:p>Picture of motion control set up</text:p>
          </draw:text-box>
        </draw:frame>
        <draw:custom-shape draw:style-name="gr1" draw:text-style-name="P1" draw:layer="layout" svg:width="8.128cm" svg:height="7.62cm" svg:x="15.494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1.673cm" svg:x="16.51cm" svg:y="5.588cm">
          <draw:text-box>
            <text:p>Diagram of motion control device</text:p>
          </draw:text-box>
        </draw:frame>
        <draw:custom-shape draw:style-name="gr1" draw:text-style-name="P1" draw:layer="layout" svg:width="8.128cm" svg:height="7.62cm" svg:x="4.064cm" svg:y="12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1.673cm" svg:x="5.08cm" svg:y="13.716cm">
          <draw:text-box>
            <text:p>Diagram of ball set up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09-11T10:31:15.607257938</dc:date>
    <meta:editing-duration>PT12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